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hJEW75VVAeIwDlGDmEYxPSYSEFO1bb2kKKJ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11:26:43.477685225</meta:creation-date>
    <dc:date>2023-02-07T11:27:12.559386695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